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ext-properties style:font-name="Arial" style:font-name-asian="DejaVu Sans" style:font-name-complex="DejaVu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200x50 CPU</text:p>
          </table:table-cell>
          <table:table-cell table:style-name="ce1"/>
          <table:table-cell table:style-name="ce1" office:value-type="string">
            <text:p>30x20 CPU</text:p>
          </table:table-cell>
          <table:table-cell table:style-name="ce1"/>
          <table:table-cell table:style-name="ce1" office:value-type="string">
            <text:p>512x512 CPU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3414">
            <text:p>17.341</text:p>
          </table:table-cell>
          <table:table-cell/>
          <table:table-cell office:value-type="float" office:value="0.8976">
            <text:p>0.898</text:p>
          </table:table-cell>
          <table:table-cell/>
          <table:table-cell office:value-type="float" office:value="504.9808">
            <text:p>504.9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3362">
            <text:p>17.336</text:p>
          </table:table-cell>
          <table:table-cell/>
          <table:table-cell office:value-type="float" office:value="0.8895">
            <text:p>0.890</text:p>
          </table:table-cell>
          <table:table-cell/>
          <table:table-cell office:value-type="float" office:value="504.0519">
            <text:p>504.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3375">
            <text:p>17.338</text:p>
          </table:table-cell>
          <table:table-cell/>
          <table:table-cell office:value-type="float" office:value="0.8965">
            <text:p>0.897</text:p>
          </table:table-cell>
          <table:table-cell/>
          <table:table-cell office:value-type="float" office:value="505.8277">
            <text:p>505.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332">
            <text:p>17.332</text:p>
          </table:table-cell>
          <table:table-cell/>
          <table:table-cell office:value-type="float" office:value="0.8892">
            <text:p>0.889</text:p>
          </table:table-cell>
          <table:table-cell/>
          <table:table-cell office:value-type="float" office:value="505.3967">
            <text:p>505.39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200x50 GPU</text:p>
          </table:table-cell>
          <table:table-cell table:style-name="ce1"/>
          <table:table-cell table:style-name="ce1" office:value-type="string">
            <text:p>30x20 GPU</text:p>
          </table:table-cell>
          <table:table-cell table:style-name="ce1"/>
          <table:table-cell table:style-name="ce1" office:value-type="string">
            <text:p>512x512 GPU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8">
            <text:p>0.518</text:p>
          </table:table-cell>
          <table:table-cell/>
          <table:table-cell office:value-type="float" office:value="0.525">
            <text:p>0.525</text:p>
          </table:table-cell>
          <table:table-cell/>
          <table:table-cell office:value-type="float" office:value="4.7714">
            <text:p>4.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14">
            <text:p>0.491</text:p>
          </table:table-cell>
          <table:table-cell/>
          <table:table-cell office:value-type="float" office:value="0.5015">
            <text:p>0.502</text:p>
          </table:table-cell>
          <table:table-cell/>
          <table:table-cell office:value-type="float" office:value="4.7707">
            <text:p>4.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25">
            <text:p>0.523</text:p>
          </table:table-cell>
          <table:table-cell/>
          <table:table-cell office:value-type="float" office:value="0.5237">
            <text:p>0.524</text:p>
          </table:table-cell>
          <table:table-cell/>
          <table:table-cell office:value-type="float" office:value="4.7709">
            <text:p>4.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61">
            <text:p>0.526</text:p>
          </table:table-cell>
          <table:table-cell/>
          <table:table-cell office:value-type="float" office:value="0.5001">
            <text:p>0.500</text:p>
          </table:table-cell>
          <table:table-cell/>
          <table:table-cell office:value-type="float" office:value="4.7718">
            <text:p>4.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62">
            <text:p>0.496</text:p>
          </table:table-cell>
          <table:table-cell/>
          <table:table-cell office:value-type="float" office:value="0.5155">
            <text:p>0.516</text:p>
          </table:table-cell>
          <table:table-cell/>
          <table:table-cell office:value-type="float" office:value="4.7705">
            <text:p>4.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77">
            <text:p>0.538</text:p>
          </table:table-cell>
          <table:table-cell/>
          <table:table-cell office:value-type="float" office:value="0.5286">
            <text:p>0.529</text:p>
          </table:table-cell>
          <table:table-cell/>
          <table:table-cell office:value-type="float" office:value="4.7719">
            <text:p>4.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62">
            <text:p>0.496</text:p>
          </table:table-cell>
          <table:table-cell/>
          <table:table-cell office:value-type="float" office:value="0.5213">
            <text:p>0.521</text:p>
          </table:table-cell>
          <table:table-cell/>
          <table:table-cell office:value-type="float" office:value="4.7712">
            <text:p>4.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82">
            <text:p>0.508</text:p>
          </table:table-cell>
          <table:table-cell/>
          <table:table-cell office:value-type="float" office:value="0.5219">
            <text:p>0.522</text:p>
          </table:table-cell>
          <table:table-cell/>
          <table:table-cell office:value-type="float" office:value="4.7715">
            <text:p>4.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68">
            <text:p>0.497</text:p>
          </table:table-cell>
          <table:table-cell/>
          <table:table-cell office:value-type="float" office:value="0.5253">
            <text:p>0.525</text:p>
          </table:table-cell>
          <table:table-cell/>
          <table:table-cell office:value-type="float" office:value="4.7716">
            <text:p>4.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04">
            <text:p>0.490</text:p>
          </table:table-cell>
          <table:table-cell/>
          <table:table-cell office:value-type="float" office:value="0.4859">
            <text:p>0.486</text:p>
          </table:table-cell>
          <table:table-cell/>
          <table:table-cell office:value-type="float" office:value="4.7708">
            <text:p>4.771</text:p>
          </table:table-cell>
          <table:table-cell table:number-columns-repeated="4"/>
          <table:table-cell>
            <draw:frame table:end-cell-address="Sheet1.O39" table:end-x="0.7917in" table:end-y="0.0106in" draw:z-index="0" draw:style-name="gr1" svg:width="3.5815in" svg:height="3.1047in" svg:x="0.7661in" svg:y="0.0941in">
              <draw:object draw:notify-on-update-of-ranges="Sheet1.B25:Sheet1.B25 Sheet1.B26:Sheet1.B28 Sheet1.C25:Sheet1.C25 Sheet1.C26:Sheet1.C28 Sheet1.D25:Sheet1.D25 Sheet1.D26:Sheet1.D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Entrada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GPU</text:p>
          </table:table-cell>
          <table:table-cell table:style-name="ce4" office:value-type="string">
            <text:p>Speedu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30x20</text:p>
          </table:table-cell>
          <table:table-cell table:style-name="ce2" table:formula="of:=AVERAGE([.D4:.D7] )" office:value-type="float" office:value="0.8932">
            <text:p>0.893</text:p>
          </table:table-cell>
          <table:table-cell table:style-name="ce3" table:formula="of:=AVERAGE([.D12:.D21])" office:value-type="float" office:value="0.51488">
            <text:p>0.515</text:p>
          </table:table-cell>
          <table:table-cell table:formula="of:=[.C26]/[.D26]" office:value-type="float" office:value="1.73477315102548">
            <text:p>1.7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200x50</text:p>
          </table:table-cell>
          <table:table-cell table:style-name="ce3" table:formula="of:=AVERAGE([.B4:.B8])" office:value-type="float" office:value="17.336775">
            <text:p>17.337</text:p>
          </table:table-cell>
          <table:table-cell table:style-name="ce3" table:formula="of:=AVERAGE([.B12:.B21])" office:value-type="float" office:value="0.50835">
            <text:p>0.508</text:p>
          </table:table-cell>
          <table:table-cell table:style-name="ce5" table:formula="of:=[.C27]/[.D27]" office:value-type="float" office:value="34.1040129831809">
            <text:p>34.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512x512</text:p>
          </table:table-cell>
          <table:table-cell table:style-name="ce3" table:formula="of:=AVERAGE([.F4:.F7])" office:value-type="float" office:value="505.064275">
            <text:p>505.064</text:p>
          </table:table-cell>
          <table:table-cell table:style-name="ce3" table:formula="of:=AVERAGE([.F12:.F21])" office:value-type="float" office:value="4.77123">
            <text:p>4.771</text:p>
          </table:table-cell>
          <table:table-cell table:style-name="ce5" table:formula="of:=[.C28]/[.D28]" office:value-type="float" office:value="105.856199554413">
            <text:p>105.86</text:p>
          </table:table-cell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>
            <draw:frame table:end-cell-address="Sheet1.G50" table:end-x="0.7051in" table:end-y="0.1461in" draw:z-index="1" draw:style-name="gr1" svg:width="3.452in" svg:height="3.0555in" svg:x="0.8091in" svg:y="0.1016in">
              <draw:object draw:notify-on-update-of-ranges="Sheet1.B25:Sheet1.B25 Sheet1.B26:Sheet1.B28 Sheet1.E25:Sheet1.E25 Sheet1.E26:Sheet1.E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07/21/2010</text:date>, <text:time>23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ao Lima</meta:initial-creator>
    <meta:creation-date>2010-07-21T21:09:43</meta:creation-date>
    <meta:generator>OpenOffice.org/3.1$Linux OpenOffice.org_project/310m19$Build-9420</meta:generator>
    <dc:date>2010-07-21T23:26:37</dc:date>
    <dc:creator>Joao Lima</dc:creator>
    <meta:editing-duration>PT02H16M55S</meta:editing-duration>
    <meta:editing-cycles>4</meta:editing-cycles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008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98cm" svg:height="7.887cm" chart:class="chart:bar" chart:style-name="ch1">
        <chart:title svg:x="1.863cm" svg:y="0.157cm" chart:style-name="ch2">
          <text:p>LBM - Tempo de Execução
 Core i7/GTX 480 (Fermi)</text:p>
        </chart:title>
        <chart:legend chart:legend-position="end" svg:x="7.632cm" svg:y="3.474cm" chart:style-name="ch3"/>
        <chart:plot-area chart:style-name="ch4" table:cell-range-address="Sheet1.B25:Sheet1.D28" chart:data-source-has-labels="both" svg:x="0.161cm" svg:y="1.321cm" svg:width="7.291cm" svg:height="6.296cm">
          <chart:axis chart:dimension="x" chart:name="primary-x" chart:style-name="ch5">
            <chart:title svg:x="3.536cm" svg:y="7.202cm" chart:style-name="ch6">
              <text:p>entrada</text:p>
            </chart:title>
            <chart:categories table:cell-range-address="Sheet1.B26:Sheet1.B28"/>
          </chart:axis>
          <chart:axis chart:dimension="y" chart:name="primary-y" chart:style-name="ch7">
            <chart:title svg:x="0.182cm" svg:y="4.858cm" chart:style-name="ch8">
              <text:p>tempo (s)</text:p>
            </chart:title>
            <chart:grid chart:style-name="ch9" chart:class="major"/>
          </chart:axis>
          <chart:series chart:style-name="ch10" chart:values-cell-range-address="Sheet1.C26:Sheet1.C28" chart:label-cell-address="Sheet1.C25:Sheet1.C25" chart:class="chart:bar">
            <chart:data-point chart:repeated="3"/>
          </chart:series>
          <chart:series chart:style-name="ch11" chart:values-cell-range-address="Sheet1.D26:Sheet1.D28" chart:label-cell-address="Sheet1.D25:Sheet1.D2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5:Sheet1.C25">CPU</text:p>
              </table:table-cell>
              <table:table-cell office:value-type="string">
                <text:p text:id="Sheet1.D25:Sheet1.D25">GPU</text:p>
              </table:table-cell>
            </table:table-row>
          </table:table-header-rows>
          <table:table-rows>
            <table:table-row>
              <table:table-cell office:value-type="string">
                <text:p text:id="Sheet1.B26:Sheet1.B28">30x20</text:p>
              </table:table-cell>
              <table:table-cell office:value-type="float" office:value="0.8932">
                <text:p text:id="Sheet1.C26:Sheet1.C28">0.8932</text:p>
              </table:table-cell>
              <table:table-cell office:value-type="float" office:value="0.51488">
                <text:p text:id="Sheet1.D26:Sheet1.D28">0.51488</text:p>
              </table:table-cell>
            </table:table-row>
            <table:table-row>
              <table:table-cell office:value-type="string">
                <text:p>200x50</text:p>
              </table:table-cell>
              <table:table-cell office:value-type="float" office:value="17.336775">
                <text:p>17.336775</text:p>
              </table:table-cell>
              <table:table-cell office:value-type="float" office:value="0.50835">
                <text:p>0.5083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505.064275">
                <text:p>505.064275</text:p>
              </table:table-cell>
              <table:table-cell office:value-type="float" office:value="4.77123">
                <text:p>4.77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008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769cm" svg:height="7.762cm" chart:class="chart:bar" chart:style-name="ch1">
        <chart:title svg:x="1.936cm" svg:y="0.155cm" chart:style-name="ch2">
          <text:p>LBM - Speedup
Core i7/GTX 480 (Fermi)</text:p>
        </chart:title>
        <chart:legend chart:legend-position="end" svg:x="6.806cm" svg:y="3.599cm" chart:style-name="ch3"/>
        <chart:plot-area chart:style-name="ch4" table:cell-range-address="Sheet1.B25:Sheet1.B28 Sheet1.E25:Sheet1.E28" chart:data-source-has-labels="both" svg:x="0.149cm" svg:y="1.317cm" svg:width="6.483cm" svg:height="6.181cm">
          <chart:axis chart:dimension="x" chart:name="primary-x" chart:style-name="ch5">
            <chart:title svg:x="3.12cm" svg:y="7.081cm" chart:style-name="ch6">
              <text:p>entrada</text:p>
            </chart:title>
            <chart:categories table:cell-range-address="Sheet1.B26:Sheet1.B28"/>
          </chart:axis>
          <chart:axis chart:dimension="y" chart:name="primary-y" chart:style-name="ch7">
            <chart:title svg:x="0.176cm" svg:y="4.756cm" chart:style-name="ch8">
              <text:p>speedup</text:p>
            </chart:title>
            <chart:grid chart:style-name="ch9" chart:class="major"/>
          </chart:axis>
          <chart:series chart:style-name="ch10" chart:values-cell-range-address="Sheet1.E26:Sheet1.E28" chart:label-cell-address="Sheet1.E25:Sheet1.E2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25:Sheet1.E25">Speedup</text:p>
              </table:table-cell>
            </table:table-row>
          </table:table-header-rows>
          <table:table-rows>
            <table:table-row>
              <table:table-cell office:value-type="string">
                <text:p text:id="Sheet1.B26:Sheet1.B28">30x20</text:p>
              </table:table-cell>
              <table:table-cell office:value-type="float" office:value="1.73477315102548">
                <text:p text:id="Sheet1.E26:Sheet1.E28">1.73477315102548</text:p>
              </table:table-cell>
            </table:table-row>
            <table:table-row>
              <table:table-cell office:value-type="string">
                <text:p>200x50</text:p>
              </table:table-cell>
              <table:table-cell office:value-type="float" office:value="34.1040129831809">
                <text:p>34.1040129831809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05.856199554413">
                <text:p>105.856199554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